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eyboard shortcuts for Google Sheets:<text:s/></text:span><text:a xlink:href="https://support.google.com/docs/answer/181110"><text:span text:style-name="T2">https://support.google.com/docs/answer/181110</text:span></text:a><text:span text:style-name="T3"/></text:p>
      <text:p text:style-name="P1"><text:span text:style-name="T4">List of Google Sheets Functions:<text:s/></text:span><text:a xlink:href="https://support.google.com/docs/table/25273?hl=en"><text:span text:style-name="T5">https://support.google.com/docs/table/25273?hl=en</text:span></text:a><text:span text:style-name="T6"/></text:p>
      <text:p text:style-name="P1"><text:span text:style-name="T7">23 Must-Know Google Sheet Formulas:</text:span><text:span text:style-name="T8"><text:s/></text:span><text:a xlink:href="https://blog.golayer.io/google-sheets/google-sheets-formulas"><text:span text:style-name="T9">https://blog.golayer.io/google-sheets/google-sheets-formulas</text:span></text:a><text:span text:style-name="T10"/></text:p>
      <text:p text:style-name="P1"><text:span text:style-name="T11">18 Google Sheets Formula Tips and Techniques:<text:s/></text:span><text:a xlink:href="https://www.benlcollins.com/spreadsheets/google-sheets-formulas-techniques/"><text:span text:style-name="T12">https://www.benlcollins.com/spreadsheets/google-sheets-formulas-techniques/</text:span></text:a><text:span text:style-name="T13"/></text:p>
      <text:p text:style-name="P1"><text:span text:style-name="T13"/></text:p>
      <text:p text:style-name="P1"><text:span text:style-name="T14">Keyboard shortcuts in Excel:<text:s/></text:span><text:a xlink:href="https://support.microsoft.com/en-us/office/keyboard-shortcuts-in-excel-1798d9d5-842a-42b8-9c99-9b7213f0040f?ui=en-US&amp;rs=en-US&amp;ad=US"><text:span text:style-name="T15">https://support.microsoft.com/en-us/office/keyboard-shortcuts-in-excel-1798d9d5-842a-42b8-9c99-9b7213f0040f?ui=en-US&amp;rs=en-US&amp;ad=US</text:span></text:a><text:span text:style-name="T16"/></text:p>
      <text:p text:style-name="P1"><text:span text:style-name="T17">222 Excel shortcuts:<text:s/></text:span><text:a xlink:href="https://exceljet.net/keyboard-shortcuts"><text:span text:style-name="T18">https://exceljet.net/keyboard-shortcuts</text:span></text:a><text:span text:style-name="T19"/></text:p>
      <text:p text:style-name="P1"><text:span text:style-name="T20">List of spreadsheet functions:</text:span><text:span text:style-name="T21"><text:s/></text:span><text:a xlink:href="https://exceljet.net/excel-functions"><text:span text:style-name="T22">https://exceljet.net/excel-functions</text:span></text:a><text:span text:style-name="T23"/></text:p>
      <text:p text:style-name="P1"><text:span text:style-name="T24">List of spreadsheet formulas:<text:s/></text:span><text:a xlink:href="https://exceljet.net/formulas"><text:span text:style-name="T25">https://exceljet.net/formulas</text:span></text:a><text:span text:style-name="T26"/></text:p>
      <text:p text:style-name="P1"><text:span text:style-name="T27">Essential Excel Skills for Analyzing Data:<text:s/></text:span><text:a xlink:href="https://learntocodewith.me/posts/excel-skills/"><text:span text:style-name="T28">https://learntocodewith.me/posts/excel-skills/</text:span></text:a><text:span text:style-name="T29"/></text:p>
      <text:p text:style-name="P1"><text:span text:style-name="T30">Advanced Spreadsheet Skills:<text:s/></text:span><text:a xlink:href="https://www.slideshare.net/markjhonoxillo/advanced-spreadsheet-skills"><text:span text:style-name="T31">https://www.slideshare.net/markjhonoxillo/advanced-spreadsheet-skills</text:span></text:a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